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06930e"/>
    </style:style>
    <style:style style:name="P3" style:family="paragraph" style:parent-style-name="Standard">
      <style:text-properties officeooo:paragraph-rsid="001a2a9b"/>
    </style:style>
    <style:style style:name="P4" style:family="paragraph" style:parent-style-name="Standard">
      <style:text-properties officeooo:paragraph-rsid="001cbd1c"/>
    </style:style>
    <style:style style:name="P5" style:family="paragraph" style:parent-style-name="Standard">
      <style:text-properties officeooo:paragraph-rsid="002855e8"/>
    </style:style>
    <style:style style:name="P6" style:family="paragraph" style:parent-style-name="Standard">
      <style:text-properties officeooo:paragraph-rsid="002caafb"/>
    </style:style>
    <style:style style:name="P7" style:family="paragraph" style:parent-style-name="Standard">
      <style:text-properties officeooo:paragraph-rsid="00313ba8"/>
    </style:style>
    <style:style style:name="P8" style:family="paragraph" style:parent-style-name="Text_20_body">
      <style:paragraph-properties fo:margin-top="0in" fo:margin-bottom="0in" loext:contextual-spacing="false" fo:line-height="100%"/>
    </style:style>
    <style:style style:name="T1" style:family="text">
      <style:text-properties officeooo:rsid="000585a1"/>
    </style:style>
    <style:style style:name="T2" style:family="text">
      <style:text-properties officeooo:rsid="0006930e"/>
    </style:style>
    <style:style style:name="T3" style:family="text">
      <style:text-properties officeooo:rsid="0022597f"/>
    </style:style>
    <style:style style:name="T4" style:family="text">
      <style:text-properties officeooo:rsid="0022a668"/>
    </style:style>
    <style:style style:name="T5" style:family="text">
      <style:text-properties officeooo:rsid="00240362"/>
    </style:style>
    <style:style style:name="T6" style:family="text">
      <style:text-properties officeooo:rsid="0027dec3"/>
    </style:style>
    <style:style style:name="T7" style:family="text">
      <style:text-properties officeooo:rsid="002855e8"/>
    </style:style>
    <style:style style:name="T8" style:family="text">
      <style:text-properties officeooo:rsid="002bf257"/>
    </style:style>
    <style:style style:name="T9" style:family="text">
      <style:text-properties officeooo:rsid="002caafb"/>
    </style:style>
    <style:style style:name="T10" style:family="text">
      <style:text-properties officeooo:rsid="002d739d"/>
    </style:style>
    <style:style style:name="T11" style:family="text">
      <style:text-properties officeooo:rsid="0035b317"/>
    </style:style>
    <style:style style:name="T12" style:family="text">
      <style:text-properties officeooo:rsid="003929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li</text:span>, <text:span text:style-name="T12">Oct</text:span> <text:span text:style-name="T12">24 </text:span>2020</text:p>
      <text:p text:style-name="Standard"/>
      <text:p text:style-name="Standard"/>
      <text:p text:style-name="Standard">Dear Editorial Board,</text:p>
      <text:p text:style-name="Standard"/>
      <text:p text:style-name="Standard"/>
      <text:p text:style-name="P2">We would like to submit our manuscript entitled “A fast parallel algorithm to reduce protein folding</text:p>
      <text:p text:style-name="P2">trajectories” for consideration for publication as a <text:span text:style-name="T2">Software article </text:span>in <text:span text:style-name="T2">Algorithms for Molecular Biology</text:span>.</text:p>
      <text:p text:style-name="P2"/>
      <text:p text:style-name="P5">Protein folding simulations have experienced substantial progress in recent years <text:span text:style-name="T7">thanks to advances in software and hardware</text:span>. <text:span text:style-name="T6">At present, they can be run using d</text:span>iverse technologies<text:span text:style-name="T5">, from low-cost general-purpose GPUs to specially designed supercomputers. These advances are allowing simulations of many more proteins <text:tab/>that are </text:span>reaching the microsecond timescale and greater, generat<text:span text:style-name="T8">ing</text:span> very long trajectories. However, the analysis of <text:span text:style-name="T11">these </text:span>trajectories is complicated, and tools are <text:span text:style-name="T11">needed </text:span>to simplify them so that both the main events and the temporal order in which they occur are preserved.</text:p>
      <text:p text:style-name="Standard"/>
      <text:p text:style-name="P6">We present an algorithm to reduce long protein-folding trajectories in a fast and parallel way. <text:span text:style-name="T8">Our </text:span>strategy leverages the temporal order of the conformations to compare them locally, avoiding an all-versus-all comparison. The algorithm reduces a trajectory by a high percentage, preserving both the patterns and the structure <text:span text:style-name="T9">observed in the original trajectory. In addition,</text:span> its performance is close to that of other efficient reduction techniques, <text:span text:style-name="T10">which</text:span> is improved when executed using more than one core.</text:p>
      <text:p text:style-name="P4"/>
      <text:p text:style-name="P7">Today, it is increasingly affordable to perform long simulations with millions of protein conformations. The handling and analysis of these simulations can be facilitated if they can be reduced without losing their most important characteristics, while preserving their temporal order. Therefore, we believe that the algorithm presented in this manuscript will be of great interest to the scientific community that uses simulations to study protein folding and interaction.</text:p>
      <text:p text:style-name="P7"/>
      <text:p text:style-name="P7">Translated with www.DeepL.com/Translator (free version)</text:p>
      <text:p text:style-name="P3"/>
      <text:p text:style-name="P8">Each of the authors confirms that this manuscript has not been previously published and is not currently</text:p>
      <text:p text:style-name="P8">under consideration by any other journal. Additionally, all authors have approved the contents of this <text:span text:style-name="T3">manuscript</text:span> and have agreed to the <text:span text:style-name="T4">journal</text:span>‘s submission policies.</text:p>
      <text:p text:style-name="P8"/>
      <text:p text:style-name="P8">We are confident that our work will be of interest to your journal.</text:p>
      <text:p text:style-name="P8"/>
      <text:p text:style-name="P8">Thank you in advance for your consideration,</text:p>
      <text:p text:style-name="P8"/>
      <text:p text:style-name="P8">Best regards.</text:p>
      <text:p text:style-name="P8"/>
      <text:p text:style-name="P8">Luis Garreta</text:p>
      <text:p text:style-name="P8">Mauricio Martinez</text:p>
      <text:p text:style-name="P8">Néstor Dı́az</text:p>
      <text:p text:style-name="P8">Pedro A Moreno</text:p>
      <text:p text:style-name="P8"/>
      <text:p text:style-name="P8">ps. for any additional details, please contact the corresponding autor Pedro A. Moreno</text:p>
      <text:p text:style-name="P8">(pedro.moreno@correounivalle.edu.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8T08:35:40.956419756</meta:creation-date>
    <dc:date>2020-10-25T18:46:36.977667849</dc:date>
    <meta:editing-duration>PT4H11M34S</meta:editing-duration>
    <meta:editing-cycles>28</meta:editing-cycles>
    <meta:generator>LibreOffice/6.0.7.3$Linux_X86_64 LibreOffice_project/00m0$Build-3</meta:generator>
    <meta:document-statistic meta:table-count="0" meta:image-count="0" meta:object-count="0" meta:page-count="1" meta:paragraph-count="19" meta:word-count="358" meta:character-count="2446" meta:non-whitespace-character-count="2106"/>
  </office:meta>
</office:document-meta>
</file>